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22793" calcext:value-type="float">
            <text:p>0.000227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2415" calcext:value-type="float">
            <text:p>0.00024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25623" calcext:value-type="float">
            <text:p>0.000256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27223" calcext:value-type="float">
            <text:p>0.000272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8963" calcext:value-type="float">
            <text:p>0.000289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30856" calcext:value-type="float">
            <text:p>0.000308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32918" calcext:value-type="float">
            <text:p>0.000329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35166" calcext:value-type="float">
            <text:p>0.000351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37618" calcext:value-type="float">
            <text:p>0.000376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40296" calcext:value-type="float">
            <text:p>0.000402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043223" calcext:value-type="float">
            <text:p>0.000432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46426" calcext:value-type="float">
            <text:p>0.000464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049935" calcext:value-type="float">
            <text:p>0.000499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053781" calcext:value-type="float">
            <text:p>0.000537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58001" calcext:value-type="float">
            <text:p>0.000580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062637" calcext:value-type="float">
            <text:p>0.000626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067735" calcext:value-type="float">
            <text:p>0.000677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073347" calcext:value-type="float">
            <text:p>0.0007334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79529" calcext:value-type="float">
            <text:p>0.000795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86349" calcext:value-type="float">
            <text:p>0.000863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093877" calcext:value-type="float">
            <text:p>0.000938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02198" calcext:value-type="float">
            <text:p>0.001021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111404" calcext:value-type="float">
            <text:p>0.001114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1216" calcext:value-type="float">
            <text:p>0.0012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132903" calcext:value-type="float">
            <text:p>0.001329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45447" calcext:value-type="float">
            <text:p>0.00145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159382" calcext:value-type="float">
            <text:p>0.001593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17488" calcext:value-type="float">
            <text:p>0.00174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192133" calcext:value-type="float">
            <text:p>0.001921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211359" calcext:value-type="float">
            <text:p>0.002113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232806" calcext:value-type="float">
            <text:p>0.0023280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256755" calcext:value-type="float">
            <text:p>0.0025675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283526" calcext:value-type="float">
            <text:p>0.002835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313481" calcext:value-type="float">
            <text:p>0.003134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347034" calcext:value-type="float">
            <text:p>0.0034703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384652" calcext:value-type="float">
            <text:p>0.003846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426872" calcext:value-type="float">
            <text:p>0.0042687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474303" calcext:value-type="float">
            <text:p>0.004743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52764" calcext:value-type="float">
            <text:p>0.00527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587676" calcext:value-type="float">
            <text:p>0.005876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655317" calcext:value-type="float">
            <text:p>0.006553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731597" calcext:value-type="float">
            <text:p>0.0073159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817698" calcext:value-type="float">
            <text:p>0.008176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914972" calcext:value-type="float">
            <text:p>0.009149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024965" calcext:value-type="float">
            <text:p>0.010249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149445" calcext:value-type="float">
            <text:p>0.011494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290434" calcext:value-type="float">
            <text:p>0.012904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450246" calcext:value-type="float">
            <text:p>0.0145024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631526" calcext:value-type="float">
            <text:p>0.016315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37298" calcext:value-type="float">
            <text:p>0.0183729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071016" calcext:value-type="float">
            <text:p>0.020710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336625" calcext:value-type="float">
            <text:p>0.023366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638619" calcext:value-type="float">
            <text:p>0.026386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982112" calcext:value-type="float">
            <text:p>0.029821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372917" calcext:value-type="float">
            <text:p>0.033729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817615" calcext:value-type="float">
            <text:p>0.038176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32364" calcext:value-type="float">
            <text:p>0.04323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899355" calcext:value-type="float">
            <text:p>0.048993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55412" calcext:value-type="float">
            <text:p>0.05554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6298352" calcext:value-type="float">
            <text:p>0.062983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143558" calcext:value-type="float">
            <text:p>0.071435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8102336" calcext:value-type="float">
            <text:p>0.081023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9188326" calcext:value-type="float">
            <text:p>0.0918832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0416096" calcext:value-type="float">
            <text:p>0.104160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11800933" calcext:value-type="float">
            <text:p>0.118009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335853" calcext:value-type="float">
            <text:p>0.133585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510453" calcext:value-type="float">
            <text:p>0.15104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7053915" calcext:value-type="float">
            <text:p>0.1705391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9220224" calcext:value-type="float">
            <text:p>0.1922022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1614599" calcext:value-type="float">
            <text:p>0.216145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24244679" calcext:value-type="float">
            <text:p>0.2424467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7113398" calcext:value-type="float">
            <text:p>0.271133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0217755" calcext:value-type="float">
            <text:p>0.302177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547698" calcext:value-type="float">
            <text:p>0.335476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085255" calcext:value-type="float">
            <text:p>0.370852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0804074" calcext:value-type="float">
            <text:p>0.4080407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4669539" calcext:value-type="float">
            <text:p>0.4466953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8639559" calcext:value-type="float">
            <text:p>0.4863955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2666061" calcext:value-type="float">
            <text:p>0.52666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6697114" calcext:value-type="float">
            <text:p>0.566971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0679523" calcext:value-type="float">
            <text:p>0.6067952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4561608" calcext:value-type="float">
            <text:p>0.645616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8295888" calcext:value-type="float">
            <text:p>0.6829588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71841357" calcext:value-type="float">
            <text:p>0.7184135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7516515" calcext:value-type="float">
            <text:p>0.75165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7824346" calcext:value-type="float">
            <text:p>0.78243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81061698" calcext:value-type="float">
            <text:p>0.810616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83614" calcext:value-type="float">
            <text:p>0.8361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85902221" calcext:value-type="float">
            <text:p>0.859022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87934607" calcext:value-type="float">
            <text:p>0.879346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89724333" calcext:value-type="float">
            <text:p>0.89724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7:20:11.193000000</dc:date>
    <meta:editing-duration>PT3M13S</meta:editing-duration>
    <meta:editing-cycles>4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